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5.7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Чтобы сохранить снимки, приложению {{appName}} требуется доступ к галерее изображений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